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Table_20_Contents">
      <style:text-properties style:font-name="Roboto Mono" fo:font-size="12pt"/>
    </style:style>
    <style:style style:name="P3" style:family="paragraph" style:parent-style-name="Table_20_Contents">
      <style:text-properties style:font-name="Roboto Mono" fo:font-size="12pt" officeooo:rsid="002ec5bf" officeooo:paragraph-rsid="002ec5bf"/>
    </style:style>
    <style:style style:name="P4" style:family="paragraph" style:parent-style-name="Table_20_Contents">
      <style:text-properties style:font-name="Roboto Mono" fo:font-size="12pt" officeooo:rsid="003069bd" officeooo:paragraph-rsid="003069bd"/>
    </style:style>
    <style:style style:name="P5" style:family="paragraph" style:parent-style-name="Table_20_Contents">
      <style:text-properties style:font-name="Roboto Mono" fo:font-size="12pt" officeooo:rsid="00501c02" officeooo:paragraph-rsid="00501c02"/>
    </style:style>
    <style:style style:name="P6" style:family="paragraph" style:parent-style-name="Table_20_Contents">
      <style:text-properties style:font-name="Roboto Mono" fo:font-size="12pt" officeooo:rsid="00557aa2" officeooo:paragraph-rsid="00557aa2"/>
    </style:style>
    <style:style style:name="P7" style:family="paragraph" style:parent-style-name="Table_20_Contents">
      <style:text-properties officeooo:paragraph-rsid="00598b76"/>
    </style:style>
    <style:style style:name="P8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11" style:family="paragraph" style:parent-style-name="Text_20_body">
      <style:text-properties officeooo:paragraph-rsid="0051fdfa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9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20" style:family="paragraph" style:parent-style-name="Title">
      <style:text-properties officeooo:rsid="002279bf" officeooo:paragraph-rsid="002279bf"/>
    </style:style>
    <style:style style:name="P21" style:family="paragraph" style:parent-style-name="Heading">
      <style:text-properties fo:font-weight="normal" officeooo:rsid="00416091" officeooo:paragraph-rsid="00430418" style:font-weight-asian="normal" style:font-weight-complex="normal"/>
    </style:style>
    <style:style style:name="P22" style:family="paragraph" style:parent-style-name="Standard">
      <style:text-properties officeooo:rsid="00200de8" officeooo:paragraph-rsid="00200de8"/>
    </style:style>
    <style:style style:name="P23" style:family="paragraph" style:parent-style-name="Standard">
      <style:text-properties officeooo:rsid="007c4085" officeooo:paragraph-rsid="007c4085"/>
    </style:style>
    <style:style style:name="P24" style:family="paragraph" style:parent-style-name="Standard">
      <style:text-properties officeooo:rsid="007f8bd3" officeooo:paragraph-rsid="007f8bd3"/>
    </style:style>
    <style:style style:name="P25" style:family="paragraph" style:parent-style-name="Standard">
      <style:text-properties officeooo:rsid="008200db" officeooo:paragraph-rsid="008200db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text-properties officeooo:paragraph-rsid="006f1bf9"/>
    </style:style>
    <style:style style:name="P28" style:family="paragraph" style:parent-style-name="Table_20_Contents">
      <style:text-properties officeooo:rsid="006f1bf9" officeooo:paragraph-rsid="006f1bf9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/>
    </style:style>
    <style:style style:name="P30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31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32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33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34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35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36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ad138" style:font-weight-asian="bold" style:font-weight-complex="bold"/>
    </style:style>
    <style:style style:name="P37" style:family="paragraph" style:parent-style-name="Table_20_Contents" style:list-style-name="L3">
      <style:paragraph-properties fo:text-align="start" style:justify-single-word="false"/>
      <style:text-properties fo:font-weight="bold" officeooo:rsid="009aef63" officeooo:paragraph-rsid="009aef63" style:font-weight-asian="bold" style:font-weight-complex="bold"/>
    </style:style>
    <style:style style:name="P38" style:family="paragraph" style:parent-style-name="Text_20_body">
      <style:paragraph-properties fo:margin-top="0in" fo:margin-bottom="0in" loext:contextual-spacing="false"/>
    </style:style>
    <style:style style:name="P3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41" style:family="paragraph" style:parent-style-name="Text_20_body">
      <style:paragraph-properties fo:margin-top="0in" fo:margin-bottom="0in" loext:contextual-spacing="false"/>
      <style:text-properties fo:font-weight="normal" officeooo:rsid="00731509" officeooo:paragraph-rsid="00731509" style:font-weight-asian="normal" style:font-weight-complex="normal"/>
    </style:style>
    <style:style style:name="P42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weight="normal" officeooo:rsid="0095e39c" officeooo:paragraph-rsid="0095e39c" style:font-weight-asian="normal" style:font-weight-complex="normal"/>
    </style:style>
    <style:style style:name="P43" style:family="paragraph" style:parent-style-name="Text_20_body" style:list-style-name="L1">
      <style:text-properties officeooo:paragraph-rsid="003bc4ed"/>
    </style:style>
    <style:style style:name="P44" style:family="paragraph" style:parent-style-name="Text_20_body" style:list-style-name="L1">
      <style:text-properties officeooo:rsid="00395f30" officeooo:paragraph-rsid="00395f30"/>
    </style:style>
    <style:style style:name="P45" style:family="paragraph" style:parent-style-name="Text_20_body" style:list-style-name="L1">
      <style:text-properties fo:font-weight="normal" officeooo:rsid="00395f30" officeooo:paragraph-rsid="00395f30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47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48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49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50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51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52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53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54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55" style:family="paragraph" style:parent-style-name="Text_20_body" style:list-style-name="L3">
      <style:text-properties fo:font-weight="normal" officeooo:rsid="008f62bf" officeooo:paragraph-rsid="008f62bf" style:font-weight-asian="normal" style:font-weight-complex="normal"/>
    </style:style>
    <style:style style:name="P56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57" style:family="paragraph" style:parent-style-name="Text_20_body" style:list-style-name="L1">
      <style:text-properties officeooo:rsid="003bc4ed" officeooo:paragraph-rsid="003bc4ed"/>
    </style:style>
    <style:style style:name="P58" style:family="paragraph" style:parent-style-name="Text_20_body" style:list-style-name="L1">
      <style:text-properties officeooo:rsid="003d8535" officeooo:paragraph-rsid="003d8535"/>
    </style:style>
    <style:style style:name="P59" style:family="paragraph" style:parent-style-name="Text_20_body" style:list-style-name="L2">
      <style:text-properties officeooo:paragraph-rsid="004a010c"/>
    </style:style>
    <style:style style:name="P60" style:family="paragraph" style:parent-style-name="Text_20_body" style:list-style-name="L2">
      <style:text-properties officeooo:paragraph-rsid="0059b489"/>
    </style:style>
    <style:style style:name="P61" style:family="paragraph" style:parent-style-name="Text_20_body">
      <style:text-properties officeooo:rsid="00627832" officeooo:paragraph-rsid="0067418b"/>
    </style:style>
    <style:style style:name="P62" style:family="paragraph" style:parent-style-name="Text_20_body">
      <style:text-properties officeooo:rsid="00627832" officeooo:paragraph-rsid="006da6cd"/>
    </style:style>
    <style:style style:name="P63" style:family="paragraph" style:parent-style-name="Text_20_body">
      <style:text-properties officeooo:rsid="00627832" officeooo:paragraph-rsid="00711003"/>
    </style:style>
    <style:style style:name="P64" style:family="paragraph" style:parent-style-name="Text_20_body">
      <style:text-properties officeooo:rsid="00731509" officeooo:paragraph-rsid="00731509"/>
    </style:style>
    <style:style style:name="P65" style:family="paragraph" style:parent-style-name="Text_20_body">
      <style:text-properties officeooo:rsid="00838a5f" officeooo:paragraph-rsid="00838a5f"/>
    </style:style>
    <style:style style:name="P66" style:family="paragraph" style:parent-style-name="Text_20_body">
      <style:text-properties officeooo:rsid="008600ee" officeooo:paragraph-rsid="008600ee"/>
    </style:style>
    <style:style style:name="P67" style:family="paragraph" style:parent-style-name="Text_20_body" style:list-style-name="L3">
      <style:text-properties officeooo:paragraph-rsid="0087af8e"/>
    </style:style>
    <style:style style:name="P68" style:family="paragraph" style:parent-style-name="Text_20_body">
      <style:text-properties officeooo:paragraph-rsid="00881b42"/>
    </style:style>
    <style:style style:name="P69" style:family="paragraph" style:parent-style-name="Text_20_body">
      <style:text-properties fo:font-weight="bold" style:font-weight-asian="bold" style:font-weight-complex="bold"/>
    </style:style>
    <style:style style:name="P70" style:family="paragraph" style:parent-style-name="Text_20_body">
      <style:text-properties officeooo:rsid="009a1de8" officeooo:paragraph-rsid="009a1de8"/>
    </style:style>
    <style:style style:name="P71" style:family="paragraph" style:parent-style-name="Heading_20_2">
      <style:text-properties officeooo:rsid="002872c0"/>
    </style:style>
    <style:style style:name="P72" style:family="paragraph" style:parent-style-name="Heading_20_2">
      <style:text-properties officeooo:rsid="002872c0" officeooo:paragraph-rsid="002b964f"/>
    </style:style>
    <style:style style:name="P73" style:family="paragraph" style:parent-style-name="Heading_20_2">
      <style:text-properties officeooo:rsid="00395f30" officeooo:paragraph-rsid="00395f30"/>
    </style:style>
    <style:style style:name="P74" style:family="paragraph" style:parent-style-name="Heading_20_2">
      <style:text-properties officeooo:rsid="002279bf" officeooo:paragraph-rsid="002279bf"/>
    </style:style>
    <style:style style:name="P75" style:family="paragraph" style:parent-style-name="Heading_20_2">
      <style:text-properties officeooo:rsid="00838a5f" officeooo:paragraph-rsid="00838a5f"/>
    </style:style>
    <style:style style:name="P76" style:family="paragraph" style:parent-style-name="Heading_20_3">
      <style:text-properties officeooo:rsid="002b964f" officeooo:paragraph-rsid="002b964f"/>
    </style:style>
    <style:style style:name="P77" style:family="paragraph" style:parent-style-name="Heading_20_1">
      <style:text-properties officeooo:rsid="0024b582" officeooo:paragraph-rsid="0024b582"/>
    </style:style>
    <style:style style:name="P78" style:family="paragraph" style:parent-style-name="Heading_20_1">
      <style:text-properties officeooo:paragraph-rsid="002b964f"/>
    </style:style>
    <style:style style:name="P79" style:family="paragraph" style:parent-style-name="Heading_20_1">
      <style:text-properties officeooo:rsid="002279bf" officeooo:paragraph-rsid="002279bf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c4ed" style:font-weight-asian="normal" style:font-weight-complex="normal"/>
    </style:style>
    <style:style style:name="T14" style:family="text">
      <style:text-properties fo:font-weight="normal" officeooo:rsid="0059b489" style:font-weight-asian="normal" style:font-weight-complex="normal"/>
    </style:style>
    <style:style style:name="T15" style:family="text">
      <style:text-properties officeooo:rsid="003b20ee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87af8e" style:font-style-asian="normal" style:font-style-complex="normal"/>
    </style:style>
    <style:style style:name="T28" style:family="text">
      <style:text-properties fo:font-style="normal" officeooo:rsid="008f62bf" style:font-style-asian="normal" style:font-style-complex="normal"/>
    </style:style>
    <style:style style:name="T29" style:family="text">
      <style:text-properties fo:font-style="normal" officeooo:rsid="0091d747" style:font-style-asian="normal" style:font-style-complex="normal"/>
    </style:style>
    <style:style style:name="T30" style:family="text">
      <style:text-properties fo:font-style="normal" officeooo:rsid="008e5e42" style:font-style-asian="normal" style:font-style-complex="normal"/>
    </style:style>
    <style:style style:name="T31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32" style:family="text">
      <style:text-properties officeooo:rsid="0040d4f0"/>
    </style:style>
    <style:style style:name="T33" style:family="text">
      <style:text-properties officeooo:rsid="0043c618"/>
    </style:style>
    <style:style style:name="T34" style:family="text">
      <style:text-properties officeooo:rsid="0048200c"/>
    </style:style>
    <style:style style:name="T35" style:family="text">
      <style:text-properties officeooo:rsid="004a010c"/>
    </style:style>
    <style:style style:name="T36" style:family="text">
      <style:text-properties officeooo:rsid="004a7545"/>
    </style:style>
    <style:style style:name="T37" style:family="text">
      <style:text-properties officeooo:rsid="004db32a"/>
    </style:style>
    <style:style style:name="T38" style:family="text">
      <style:text-properties officeooo:rsid="00501c02"/>
    </style:style>
    <style:style style:name="T39" style:family="text">
      <style:text-properties style:font-name="Roboto Mono" fo:font-size="12pt"/>
    </style:style>
    <style:style style:name="T40" style:family="text">
      <style:text-properties officeooo:rsid="0060ef17"/>
    </style:style>
    <style:style style:name="T41" style:family="text">
      <style:text-properties officeooo:rsid="00644180"/>
    </style:style>
    <style:style style:name="T4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43" style:family="text">
      <style:text-properties officeooo:rsid="0059b489"/>
    </style:style>
    <style:style style:name="T44" style:family="text">
      <style:text-properties officeooo:rsid="0075e948"/>
    </style:style>
    <style:style style:name="T45" style:family="text">
      <style:text-properties officeooo:rsid="007c4085"/>
    </style:style>
    <style:style style:name="T46" style:family="text">
      <style:text-properties officeooo:rsid="00857660"/>
    </style:style>
    <style:style style:name="T47" style:family="text">
      <style:text-properties officeooo:rsid="0087af8e"/>
    </style:style>
    <style:style style:name="T48" style:family="text">
      <style:text-properties style:font-name="Liberation Serif1"/>
    </style:style>
    <style:style style:name="T49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50" style:family="text">
      <style:text-properties fo:font-variant="normal" fo:text-transform="none" style:font-name="Menlo" fo:font-size="11.25pt" fo:letter-spacing="normal" fo:font-style="normal" officeooo:rsid="009338a6" style:font-style-asian="normal" style:font-style-complex="normal"/>
    </style:style>
    <style:style style:name="T51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52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53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54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57" style:family="text">
      <style:text-properties fo:font-variant="normal" fo:text-transform="none" style:font-name="Menlo" fo:font-size="11.25pt" fo:letter-spacing="normal" fo:font-style="normal" fo:font-weight="bold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normal" style:font-style-complex="normal" style:font-weight-complex="normal"/>
    </style:style>
    <style:style style:name="T59" style:family="text">
      <style:text-properties officeooo:rsid="009ad1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zakdolgozat</text:p>
      <text:h text:style-name="P77" text:outline-level="1">Bevezetés</text:h>
      <text:h text:style-name="Heading_20_2" text:outline-level="2">Motiváció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45">mennyi információt gyüjt rólam, és mire használja fel. Ez nincs másképp az e-mail szolgáltatókkal, a különböző felhő alapú tárolókkal.</text:span></text:p>
      <text:p text:style-name="P23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3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24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25">Fontos volt számomra, hogy nyílt forráskódú legyen, hogy biztosítva legyen, hogy tényleg titkosít, és tényleg nem ment semmilyen adatot.</text:p>
      <text:p text:style-name="P23"/>
      <text:h text:style-name="P78" text:outline-level="1">Teszt környezet</text:h>
      <text:h text:style-name="P72" text:outline-level="2">Hardware</text:h>
      <text:p text:style-name="P13">RAM: <text:span text:style-name="T3">16</text:span>GB (ez <text:span text:style-name="T3">lehet hogy</text:span> kevés lesz sok felhasználóra.)</text:p>
      <text:p text:style-name="P15">Processor: Intel(R) Core(TM) i7-4600U CPU @ 2.10GHz</text:p>
      <text:h text:style-name="P71" text:outline-level="2">Szoftver</text:h>
      <text:h text:style-name="P76" text:outline-level="3">Operációs rendszer</text:h>
      <text:p text:style-name="P16">Distributor ID:<text:tab/>Ubuntu</text:p>
      <text:p text:style-name="P16">Description:<text:tab/>Ubuntu 18.04.4 LTS</text:p>
      <text:p text:style-name="P16">Release:<text:tab/><text:tab/>18.04</text:p>
      <text:p text:style-name="P12">Codename:<text:tab/><text:tab/>bionic</text:p>
      <text:h text:style-name="P76" text:outline-level="3">Python</text:h>
      <text:p text:style-name="P12">Python 3.6.9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">Csomag</text:p>
          </table:table-cell>
          <table:table-cell table:style-name="Table1.A1" office:value-type="string">
            <text:p text:style-name="P3">Verzió</text:p>
          </table:table-cell>
          <table:table-cell table:style-name="Table1.C1" office:value-type="string">
            <text:p text:style-name="P3">Hivatalos weblap</text:p>
          </table:table-cell>
        </table:table-row>
        <table:table-row>
          <table:table-cell table:style-name="Table1.A2" office:value-type="string">
            <text:p text:style-name="P14"><text:span text:style-name="T1">t</text:span>ornado</text:p>
          </table:table-cell>
          <table:table-cell table:style-name="Table1.A2" office:value-type="string">
            <text:p text:style-name="P14">6.0.3</text:p>
          </table:table-cell>
          <table:table-cell table:style-name="Table1.C2" office:value-type="string">
            <text:p text:style-name="P7"><text:a xlink:type="simple" xlink:href="https://www.tornadoweb.org/en/stable/" text:style-name="Internet_20_link" text:visited-style-name="Visited_20_Internet_20_Link"><text:span text:style-name="T39">https://www.tornadoweb.org/en/stable/</text:span></text:a><text:span text:style-name="T39"><text:line-break/></text:span><text:a xlink:type="simple" xlink:href="https://github.com/tornadoweb/tornado/" text:style-name="Internet_20_link" text:visited-style-name="Visited_20_Internet_20_Link"><text:span text:style-name="T39">https://github.com/tornadoweb/tornado/</text:span></text:a><text:span text:style-name="T39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7">jsonrpcserver</text:p>
          </table:table-cell>
          <table:table-cell table:style-name="Table1.A2" office:value-type="string">
            <text:p text:style-name="P4">4.1.2</text:p>
          </table:table-cell>
          <table:table-cell table:style-name="Table1.C2" office:value-type="string">
            <text:p text:style-name="P2"><text:a xlink:type="simple" xlink:href="https://github.com/bcb/jsonrpcserver" text:style-name="Internet_20_link" text:visited-style-name="Visited_20_Internet_20_Link">https://github.com/bcb/jsonrpcserver</text:a></text:p>
            <text:p text:style-name="P2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8">pandas</text:p>
          </table:table-cell>
          <table:table-cell table:style-name="Table1.A2" office:value-type="string">
            <text:p text:style-name="P5">1.0.3</text:p>
          </table:table-cell>
          <table:table-cell table:style-name="Table1.C2" office:value-type="string">
            <text:p text:style-name="P7"><text:a xlink:type="simple" xlink:href="https://pandas.pydata.org/" text:style-name="Internet_20_link" text:visited-style-name="Visited_20_Internet_20_Link"><text:span text:style-name="T39">https://pandas.pydata.org/</text:span></text:a><text:span text:style-name="T39"><text:line-break/></text:span><text:a xlink:type="simple" xlink:href="https://github.com/pandas-dev/pandas" text:style-name="Internet_20_link" text:visited-style-name="Visited_20_Internet_20_Link"><text:span text:style-name="T39">https://github.com/pandas-dev/pandas</text:span></text:a><text:span text:style-name="T39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39">pyexcel-ods</text:p>
          </table:table-cell>
          <table:table-cell table:style-name="Table1.A2" office:value-type="string">
            <text:p text:style-name="P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39">https://github.com/pyexcel/pyexcel-ods</text:span></text:a><text:span text:style-name="T39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9"/>
      <text:h text:style-name="Heading_20_3" text:outline-level="3">Böngészők</text:h>
      <text:p text:style-name="P11"><text:span text:style-name="T2">Google Chrome 80.0.3987.149 </text:span><text:a xlink:type="simple" xlink:href="https://www.google.com/chrome/" text:style-name="Internet_20_link" text:visited-style-name="Visited_20_Internet_20_Link">https://www.google.com/chrome/</text:a><text:span text:style-name="T2"><text:line-break/>Mozilla Firefox 74.0 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3" text:outline-level="3">JavaScript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Csomag</text:p>
          </table:table-cell>
          <table:table-cell table:style-name="Table4.A1" office:value-type="string">
            <text:p text:style-name="P26">Verzió</text:p>
          </table:table-cell>
          <table:table-cell table:style-name="Table4.A1" office:value-type="string">
            <text:p text:style-name="P26">Hivatalos weblap</text:p>
          </table:table-cell>
        </table:table-row>
        <table:table-row table:style-name="Table4.2">
          <table:table-cell table:style-name="Table4.A1" office:value-type="string">
            <text:p text:style-name="P26">aes-js</text:p>
          </table:table-cell>
          <table:table-cell table:style-name="Table4.A1" office:value-type="string">
            <text:p text:style-name="P26">3.1.2</text:p>
          </table:table-cell>
          <table:table-cell table:style-name="Table4.A1" office:value-type="string">
            <text:p text:style-name="P26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26">bootstrap</text:p>
          </table:table-cell>
          <table:table-cell table:style-name="Table4.A1" office:value-type="string">
            <text:p text:style-name="P26">4.4.1</text:p>
          </table:table-cell>
          <table:table-cell table:style-name="Table4.A1" office:value-type="string">
            <text:p text:style-name="P26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26">jquery</text:p>
          </table:table-cell>
          <table:table-cell table:style-name="Table4.A1" office:value-type="string">
            <text:p text:style-name="P26">3.4.1.slim</text:p>
          </table:table-cell>
          <table:table-cell table:style-name="Table4.A1" office:value-type="string">
            <text:p text:style-name="P26"><text:a xlink:type="simple" xlink:href="https://jquery.com/" text:style-name="Internet_20_link" text:visited-style-name="Visited_20_Internet_20_Link"><text:span text:style-name="T48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26">js-sha256</text:p>
          </table:table-cell>
          <table:table-cell table:style-name="Table4.A1" office:value-type="string">
            <text:p text:style-name="P26">0.9.0</text:p>
          </table:table-cell>
          <table:table-cell table:style-name="Table4.A1" office:value-type="string">
            <text:p text:style-name="P26"><text:a xlink:type="simple" xlink:href="https://www.npmjs.com/package/js-sha256" text:style-name="Internet_20_link" text:visited-style-name="Visited_20_Internet_20_Link"><text:span text:style-name="T48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26">popper.js</text:p>
          </table:table-cell>
          <table:table-cell table:style-name="Table4.A1" office:value-type="string">
            <text:p text:style-name="P29">1.16.0</text:p>
          </table:table-cell>
          <table:table-cell table:style-name="Table4.A1" office:value-type="string">
            <text:p text:style-name="P26"><text:a xlink:type="simple" xlink:href="https://popper.js.org/" text:style-name="Internet_20_link" text:visited-style-name="Visited_20_Internet_20_Link"><text:span text:style-name="T48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26">simple-jsonrpc-js</text:p>
          </table:table-cell>
          <table:table-cell table:style-name="Table4.A1" office:value-type="string">
            <text:p text:style-name="P26">1.0.0</text:p>
          </table:table-cell>
          <table:table-cell table:style-name="Table4.A1" office:value-type="string">
            <text:p text:style-name="P26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8"/>
      <text:h text:style-name="P79" text:outline-level="1">Felhasználói dokumentáció</text:h>
      <text:h text:style-name="P73" text:outline-level="2">Letöltés githubról</text:h>
      <text:list xml:id="list1336366997" text:style-name="L1">
        <text:list-item>
          <text:p text:style-name="P44">1. git-tel</text:p>
          <text:list>
            <text:list-item>
              <text:p text:style-name="P44">git installálás <text:span text:style-name="T15">(ha nincs telepítve)</text:span><text:line-break/><text:span text:style-name="T4">sudo apt install git</text:span></text:p>
            </text:list-item>
            <text:list-item>
              <text:p text:style-name="P45">klónozás<text:lin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<text:soft-page-break/>vagy<text:span text:style-name="T4"><text:line-break/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/text:span></text:p>
            </text:list-item>
          </text:list>
        </text:list-item>
        <text:list-item>
          <text:p text:style-name="P46">Letöltés githubról zip formátumban</text:p>
          <text:list>
            <text:list-item>
              <text:p text:style-name="P43"><text:span text:style-name="T13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57">Kattintsunk a <text:span text:style-name="T16">Clone or download </text:span><text:span text:style-name="T23">gombra</text:span></text:p>
            </text:list-item>
            <text:list-item>
              <text:p text:style-name="P57"><text:span text:style-name="T23">Kattintsunk a </text:span><text:span text:style-name="T16">Download ZIP </text:span><text:span text:style-name="T23">gombra</text:span></text:p>
            </text:list-item>
            <text:list-item>
              <text:p text:style-name="P58"><text:span text:style-name="T23">Tömörítsük ki<text:line-break/></text:span><text:span text:style-name="T16">unzip real_private_data-master.zip</text:span></text:p>
            </text:list-item>
          </text:list>
        </text:list-item>
      </text:list>
      <text:h text:style-name="P74" text:outline-level="2">Installálás</text:h>
      <text:p text:style-name="P8">Ehhez egy VirtualBoxot használtam, arra feltelepítettem egy Ubuntut, így egy teljesen új linuxon van tesztelve, amin még nincs semmi.</text:p>
      <text:h text:style-name="Heading_20_3" text:outline-level="3">Függőségek</text:h>
      <text:p text:style-name="Heading">Iptables-persistent</text:p>
      <text:p text:style-name="P70">Csak ha portforwardingolni akarunk</text:p>
      <text:p text:style-name="P9"><text:span text:style-name="T59">sudo </text:span>apt-get install iptables-persistent</text:p>
      <text:p text:style-name="Heading"><text:span text:style-name="T32">p</text:span>ip3</text:p>
      <text:p text:style-name="P10">sudo apt install python3-pip</text:p>
      <text:p text:style-name="P21">Python <text:span text:style-name="T33">csomagok</text:span></text:p>
      <text:p text:style-name="P9">sudo <text:span text:style-name="T38">pip3</text:span> install tornado<text:line-break/><text:span text:style-name="T38">sudo pip3 install pandas<text:line-break/>sudo pip3 install pyexcel-ods<text:line-break/>sudo pip3 install jsonrpcserver</text:span></text:p>
      <text:h text:style-name="Heading_20_3" text:outline-level="3">Előkészül<text:span text:style-name="T34">etek</text:span></text:h>
      <text:list xml:id="list1745971959" text:style-name="L2">
        <text:list-item>
          <text:p text:style-name="P59"><text:span text:style-name="T35">Menjünk abba a mappába, ahova letöltöttük a programot<text:line-break/></text:span><text:span text:style-name="T5">cd ./real_private_data</text:span></text:p>
        </text:list-item>
        <text:list-item>
          <text:p text:style-name="P47">hozzunk létre egy könyvtárat a<text:span text:style-name="T36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48">hozzunk létre SSL-kulcsot, <text:span text:style-name="T37">vagy ha van saját, akkor másoljuk be a .key mappába, vagy adjuk meg a helyét a config.json-ban (lásd a Konfiguráció fejezetet)</text:span><text:line-break/><text:soft-pag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60"><text:span text:style-name="T14">Hozzunk létre egy mappát a generált javascript fájloknak<text:line-break/></text:span><text:span text:style-name="T10">mkdir src/web/generated/</text:span></text:p>
        </text:list-item>
        <text:list-item>
          <text:p text:style-name="P51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50"><text:span text:style-name="T43">H</text:span>ozz létre legalább egy felhasználót<text:line-break/><text:span text:style-name="T4">./bin/server/rpd_create_user.sh</text:span></text:p>
        </text:list-item>
        <text:list-item>
          <text:p text:style-name="P49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Linux service létrehozás</text:h>
      <text:list xml:id="list3160489055" text:style-name="L3">
        <text:list-item>
          <text:p text:style-name="P67"><text:span text:style-name="T47">Ehhez érdemes egy új felhasználót létrehozni, nálam ez “rpd-server” lesz<text:line-break/></text:span><text:span text:style-name="T19">sudo adduser rpd-server</text:span></text:p>
        </text:list-item>
        <text:list-item>
          <text:p text:style-name="P53"><text:span text:style-name="T27">h</text:span><text:span text:style-name="T26">ozzunk létre egy új mappát az adatoknak<text:line-break/></text:span><text:span text:style-name="T16">sudo mkdir -p /var/local/rpd/data<text:line-break/></text:span><text:span text:style-name="T20">sudo chown rpd-server:rpd-server /var/local/rpd/data</text:span></text:p>
        </text:list-item>
        <text:list-item>
          <text:p text:style-name="P56"><text:span text:style-name="T30">C</text:span><text:span text:style-name="T26">sináljunk egy kulcsot a szerverünknek (lásd feljebb: Elókészületek 3. lépés) aminek az rpd-server a tulajdonosa</text:span></text:p>
        </text:list-item>
        <text:list-item>
          <text:p text:style-name="P54"><text:span text:style-name="T27">C</text:span><text:span text:style-name="T26">sináljunk </text:span><text:span text:style-name="T28">egy config fájlt a service-nek</text:span></text:p>
          <text:list>
            <text:list-item>
              <text:p text:style-name="P54"><text:span text:style-name="T28">Másoljuk le a sample config-ot<text:line-break/></text:span><text:span text:style-name="T21">cd {project_dir}/src/python<text:line-break/>cp config.sample.json config.service.json</text:span></text:p>
            </text:list-item>
            <text:list-item>
              <text:p text:style-name="P55"><text:span text:style-name="T26">Írjuk át a “config.service.json”-t </text:span></text:p>
              <text:list>
                <text:list-item>
                  <text:p text:style-name="P30"><text:span text:style-name="T26">data_dir:”/var/local/rpd/data”</text:span></text:p>
                </text:list-item>
                <text:list-item>
                  <text:p text:style-name="P30"><text:span text:style-name="T26">secure_port:10443</text:span></text:p>
                </text:list-item>
                <text:list-item>
                  <text:p text:style-name="P30"><text:span text:style-name="T26">open_port:10080</text:span></text:p>
                </text:list-item>
                <text:list-item>
                  <text:p text:style-name="P42"><text:span text:style-name="T26">crt_file:&lt;crt fájl helye&gt;</text:span></text:p>
                </text:list-item>
                <text:list-item>
                  <text:p text:style-name="P42"><text:span text:style-name="T26">key_file:&lt;key fájl helye&gt;</text:span></text:p>
                </text:list-item>
              </text:list>
            </text:list-item>
          </text:list>
        </text:list-item>
        <text:list-item>
          <text:p text:style-name="P30"><text:span text:style-name="T26">Csináljunk egy service fájlt:</text:span></text:p>
          <text:list>
            <text:list-item>
              <text:p text:style-name="P30"><text:soft-page-break/><text:span text:style-name="T26">másoljuk le a sample-t<text:line-break/></text:span><text:span text:style-name="T16">cd {project_dir}/src/service<text:line-break/>cp rpd.sample.service rpd.service</text:span></text:p>
            </text:list-item>
            <text:list-item>
              <text:p text:style-name="P31"><text:span text:style-name="T26">állítsuk be az “rpd.service”-t</text:span></text:p>
              <text:list>
                <text:list-item>
                  <text:p text:style-name="P31"><text:span text:style-name="T26">ExecStart=/home/rpd-server/real_private_data/bin/server/rpd_server.sh --configFile "[[dir_project]]/src/python/config.service.json"</text:span></text:p>
                </text:list-item>
                <text:list-item>
                  <text:p text:style-name="P31"><text:span text:style-name="T26">User=rpd-serve</text:span><text:span text:style-name="T29">r</text:span></text:p>
                </text:list-item>
              </text:list>
            </text:list-item>
          </text:list>
        </text:list-item>
        <text:list-item>
          <text:p text:style-name="P32"><text:span text:style-name="T29">H</text:span><text:span text:style-name="T26">ozzunk létre felhasználót (felhasználókat)<text:line-break/></text:span><text:span text:style-name="T16">su rpd-server<text:line-break/>./bin/server/rpd_create_user.sh –configFile ./src/python/config.service.json</text:span></text:p>
        </text:list-item>
        <text:list-item>
          <text:p text:style-name="P34"><text:span text:style-name="T31">Másoljuk be a service fájlt a linux service könyvtárába<text:line-break/></text:span><text:span text:style-name="T22">sudo cp rpd.service </text:span><text:span text:style-name="T54">/etc/systemd/system/<text:line-break/>systemctl daemon-reload<text:line-break/>systemctl </text:span><text:span text:style-name="T55">start rpd<text:line-break/>systemctl </text:span><text:span text:style-name="T56">enable</text:span><text:span text:style-name="T55"> rpd</text:span></text:p>
        </text:list-item>
        <text:list-item>
          <text:p text:style-name="P33"><text:span text:style-name="T51">C</text:span><text:span text:style-name="T49">sináljunk port forwardingot, hogy a 80-as és a 443 portokról lehessen elérni a szervert</text:span></text:p>
          <text:p text:style-name="P35"><text:span text:style-name="T49">sudo iptables -t nat -A OUTPUT -o lo -p tcp --dport 80 -j REDIRECT --to-port </text:span><text:span text:style-name="T51">10</text:span><text:span text:style-name="T49">080</text:span></text:p>
          <text:p text:style-name="P35"><text:span text:style-name="T49">sudo iptables -t nat -A OUTPUT -o lo -p tcp --dport 443 -j REDIRECT --to-port </text:span><text:span text:style-name="T51">10</text:span><text:span text:style-name="T49">443<text:line-break/>sudo iptables -i </text:span><text:span text:style-name="T52">&lt;interface&gt;</text:span><text:span text:style-name="T49"> -t nat -A PREROUTING -p tcp --dport 80 -j REDIRECT --to-port </text:span><text:span text:style-name="T53">10</text:span><text:span text:style-name="T49">080</text:span></text:p>
          <text:p text:style-name="P35"><text:span text:style-name="T49">sudo iptables -i </text:span><text:span text:style-name="T52">&lt;interface&gt;</text:span><text:span text:style-name="T49"> -t nat -A PREROUTING -p tcp --dport 443 -j REDIRECT --to-port </text:span><text:span text:style-name="T53">10</text:span><text:span text:style-name="T49">443</text:span></text:p>
          <text:p text:style-name="P37"><text:span text:style-name="T49">su</text:span></text:p>
          <text:p text:style-name="P35"><text:span text:style-name="T49">iptables-save &gt; /etc/iptables/rules.v4</text:span></text:p>
          <text:p text:style-name="P36"><text:span text:style-name="T49">ip6tables-save &gt; /etc/iptables/rules.v6<text:line-break/><text:line-break/><text:line-break/></text:span></text:p>
        </text:list-item>
      </text:list>
      <text:h text:style-name="Heading_20_2" text:outline-level="2">Konfigurálás</text:h>
      <text:p text:style-name="P61">A konfigurálás két féle lehet.<text:line-break/>Vagy fájlból, vagy command line argumentumként megadva.<text:line-break/>A command line argumentumnak nagyobb priorítása van.<text:line-break/><text:span text:style-name="T41">Kötelező, hogy legyen config fájl</text:span></text:p>
      <text:h text:style-name="Heading_20_3" text:outline-level="3"><text:span text:style-name="T24">K</text:span><text:span text:style-name="T23">onfigurációs változók</text:span></text:h>
      <text:p text:style-name="P63"><text:span text:style-name="T25">A konfigba vannak változók amiket [[változó név]]-ként érünk el.<text:line-break/></text:span><text:span text:style-name="T24">Például: </text:span><text:span text:style-name="T17">./</text:span><text:span text:style-name="T18">rpd_server.sh</text:span><text:span text:style-name="T17"> –logLevel /</text:span><text:span text:style-name="T42">var</text:span><text:span text:style-name="T17">/tmp/log[[now]].log<text:line-break/>./</text:span><text:span text:style-name="T18">rpd_server.sh</text:span><text:span text:style-name="T17"> –logLevel /</text:span><text:span text:style-name="T42">var</text:span><text:span text:style-name="T17">/tmp/log20200330_163019.log </text:span><text:span text:style-name="T24">lesz, vagy valami hasonló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8">Változó név</text:p>
          </table:table-cell>
          <table:table-cell table:style-name="Table3.A1" office:value-type="string">
            <text:p text:style-name="P28">Leírás</text:p>
          </table:table-cell>
          <table:table-cell table:style-name="Table3.C1" office:value-type="string">
            <text:p text:style-name="P28">Példa</text:p>
          </table:table-cell>
        </table:table-row>
        <table:table-row>
          <table:table-cell table:style-name="Table3.A2" office:value-type="string">
            <text:p text:style-name="P27">[[dir_project]]</text:p>
          </table:table-cell>
          <table:table-cell table:style-name="Table3.A2" office:value-type="string">
            <text:p text:style-name="P28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src]]</text:p>
          </table:table-cell>
          <table:table-cell table:style-name="Table3.A2" office:value-type="string">
            <text:p text:style-name="P28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web]]</text:p>
          </table:table-cell>
          <table:table-cell table:style-name="Table3.A2" office:value-type="string">
            <text:p text:style-name="P28">A projektben lévő web <text:soft-page-break/>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dir_python]]</text:p>
          </table:table-cell>
          <table:table-cell table:style-name="Table3.A2" office:value-type="string">
            <text:p text:style-name="P28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[[now]]</text:p>
          </table:table-cell>
          <table:table-cell table:style-name="Table3.A2" office:value-type="string">
            <text:p text:style-name="P28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7">[[today]]</text:p>
          </table:table-cell>
          <table:table-cell table:style-name="Table3.A2" office:value-type="string">
            <text:p text:style-name="P28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2"><text:span text:style-name="T24"/></text:p>
      <text:h text:style-name="Heading_20_3" text:outline-level="3"><text:span text:style-name="T24">K</text:span><text:span text:style-name="T23">onfigurációs opció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Heading">Név</text:p>
          </table:table-cell>
          <table:table-cell table:style-name="Table2.A1" office:value-type="string">
            <text:p text:style-name="Heading">Leírás</text:p>
          </table:table-cell>
          <table:table-cell table:style-name="Table2.A1" office:value-type="string">
            <text:p text:style-name="Heading">Alapérték</text:p>
          </table:table-cell>
          <table:table-cell table:style-name="Table2.A1" office:value-type="string">
            <text:p text:style-name="Heading">Opcionális</text:p>
          </table:table-cell>
          <table:table-cell table:style-name="Table2.A1" office:value-type="string">
            <text:p text:style-name="Heading">Publikus</text:p>
          </table:table-cell>
        </table:table-row>
        <table:table-row table:style-name="Table2.1">
          <table:table-cell table:style-name="Table2.A1" office:value-type="string">
            <text:p text:style-name="P26">configFile</text:p>
          </table:table-cell>
          <table:table-cell table:style-name="Table2.A1" office:value-type="string">
            <text:p text:style-name="P26">Config json, ez az a konfig fájl, amiből a beállítások jönnek: config.json</text:p>
            <text:p text:style-name="P26"/>
          </table:table-cell>
          <table:table-cell table:style-name="Table2.A1" office:value-type="string">
            <text:p text:style-name="P26">./config.json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bug</text:p>
          </table:table-cell>
          <table:table-cell table:style-name="Table2.A1" office:value-type="string">
            <text:p text:style-name="P26">Debug mód, ha be van kapcsolva, akkor több ellenőrzés van, több log van, de az a logLeveltől is függ.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  <table:table-row table:style-name="Table2.4">
          <table:table-cell table:style-name="Table2.A1" office:value-type="string">
            <text:p text:style-name="P26">logLevel</text:p>
          </table:table-cell>
          <table:table-cell table:style-name="Table2.A1" office:value-type="string">
            <text:p text:style-name="P26">logLevel, értékei lehetnek<text:line-break/>CRITICAL - 50<text:line-break/>ERROR - 40<text:line-break/>WARNING - 30<text:line-break/>INFO - 20<text:line-break/>DEBUG -10<text:line-break/>NOTSET – 0<text:line-break/><text:span text:style-name="T40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26">INFO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logFile</text:p>
          </table:table-cell>
          <table:table-cell table:style-name="Table2.A1" office:value-type="string">
            <text:p text:style-name="P26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logFormat</text:p>
          </table:table-cell>
          <table:table-cell table:style-name="Table2.A1" office:value-type="string">
            <text:p text:style-name="P26">Log formátuma, ahogy a python várja lásd: <text:a xlink:type="simple" xlink:href="https://docs.python.org/3/library/logging.html#logging.Formatter" text:style-name="Internet_20_link" text:visited-style-name="Visited_20_Internet_20_Link">https://docs.python.org/3/library/logging.html#logging.Formatter</text:a></text:p>
          </table:table-cell>
          <table:table-cell table:style-name="Table2.A1" office:value-type="string">
            <text:p text:style-name="P26">[%(asctime)s][%(levelname)s] %(message)s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how_rpc_message</text:p>
          </table:table-cell>
          <table:table-cell table:style-name="Table2.A1" office:value-type="string">
            <text:p text:style-name="P26">Mutassuk-e az rpc üzeneteket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open_port</text:p>
          </table:table-cell>
          <table:table-cell table:style-name="Table2.A1" office:value-type="string">
            <text:p text:style-name="P26">Indítunk egy http szervert is, ami átirányít a https szerverre, ennek a portja</text:p>
          </table:table-cell>
          <table:table-cell table:style-name="Table2.A1" office:value-type="string">
            <text:p text:style-name="P26">8080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bug_open_port</text:p>
          </table:table-cell>
          <table:table-cell table:style-name="Table2.A1" office:value-type="string">
            <text:p text:style-name="P26">Debug módban indítunk egy http szervert, ami nem titkos, ez segítheti a <text:soft-page-break/>debuggolást, de nem biztonságos, így production rendszerbe nem fut</text:p>
          </table:table-cell>
          <table:table-cell table:style-name="Table2.A1" office:value-type="string">
            <text:p text:style-name="P26">8081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ecure_port</text:p>
          </table:table-cell>
          <table:table-cell table:style-name="Table2.A1" office:value-type="string">
            <text:p text:style-name="P26">A szerver portja, https kapcsolat</text:p>
          </table:table-cell>
          <table:table-cell table:style-name="Table2.A1" office:value-type="string">
            <text:p text:style-name="P26">8443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host</text:p>
          </table:table-cell>
          <table:table-cell table:style-name="Table2.A1" office:value-type="string">
            <text:p text:style-name="P26">a host neve, átirányításnál fontos</text:p>
          </table:table-cell>
          <table:table-cell table:style-name="Table2.A1" office:value-type="string">
            <text:p text:style-name="P26">localhos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crt_file</text:p>
          </table:table-cell>
          <table:table-cell table:style-name="Table2.A1" office:value-type="string">
            <text:p text:style-name="P26">Certification fájl az SSL-hez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key_file</text:p>
          </table:table-cell>
          <table:table-cell table:style-name="Table2.A1" office:value-type="string">
            <text:p text:style-name="P26">Key fájl az SSL-hez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web_root</text:p>
          </table:table-cell>
          <table:table-cell table:style-name="Table2.A1" office:value-type="string">
            <text:p text:style-name="P26">a statikus fájlok könyvtára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Nem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ata_dir</text:p>
          </table:table-cell>
          <table:table-cell table:style-name="Table2.A1" office:value-type="string">
            <text:p text:style-name="P26">Az adatok mappája, ide lesznek elmentve a titkos fájljai a felhasználóknak</text:p>
          </table:table-cell>
          <table:table-cell table:style-name="Table2.A1" office:value-type="string">
            <text:p text:style-name="P26">Non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test_dir</text:p>
          </table:table-cell>
          <table:table-cell table:style-name="Table2.A1" office:value-type="string">
            <text:p text:style-name="P26">Egy mappa a tesztekhez</text:p>
          </table:table-cell>
          <table:table-cell table:style-name="Table2.A1" office:value-type="string">
            <text:p text:style-name="P26">/var/tmp/real_private_data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salt</text:p>
          </table:table-cell>
          <table:table-cell table:style-name="Table2.A1" office:value-type="string">
            <text:p text:style-name="P26">Egy hash "só" a kliens oldalra</text:p>
          </table:table-cell>
          <table:table-cell table:style-name="Table2.A1" office:value-type="string">
            <text:p text:style-name="P26">My own Sal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  <table:table-row table:style-name="Table2.1">
          <table:table-cell table:style-name="Table2.A1" office:value-type="string">
            <text:p text:style-name="P26">server_salt</text:p>
          </table:table-cell>
          <table:table-cell table:style-name="Table2.A1" office:value-type="string">
            <text:p text:style-name="P26">Egz hash "só" a szerver oldalra</text:p>
          </table:table-cell>
          <table:table-cell table:style-name="Table2.A1" office:value-type="string">
            <text:p text:style-name="P26">Server salt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enable_create_user</text:p>
          </table:table-cell>
          <table:table-cell table:style-name="Table2.A1" office:value-type="string">
            <text:p text:style-name="P26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26">Fals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Nem</text:p>
          </table:table-cell>
        </table:table-row>
        <table:table-row table:style-name="Table2.1">
          <table:table-cell table:style-name="Table2.A1" office:value-type="string">
            <text:p text:style-name="P26">defaultRpcClient</text:p>
          </table:table-cell>
          <table:table-cell table:style-name="Table2.A1" office:value-type="string">
            <text:p text:style-name="P26">Az alapértelmezett RPC metódus neve. jelenleg SimpleJsonRpcWebSocketClientService vagy </text:p>
          </table:table-cell>
          <table:table-cell table:style-name="Table2.A1" office:value-type="string">
            <text:p text:style-name="P26">SimpleJsonRpcWebSocketClientService</text:p>
          </table:table-cell>
          <table:table-cell table:style-name="Table2.A1" office:value-type="string">
            <text:p text:style-name="P26">Igen</text:p>
          </table:table-cell>
          <table:table-cell table:style-name="Table2.A1" office:value-type="string">
            <text:p text:style-name="P26">Igen</text:p>
          </table:table-cell>
        </table:table-row>
      </table:table>
      <text:h text:style-name="Heading_20_3" text:outline-level="3">Példa</text:h>
      <text:p text:style-name="P64">my_config.json</text:p>
      <text:p text:style-name="P38">{</text:p>
      <text:p text:style-name="P38">"debug":<text:span text:style-name="T44">false</text:span>,</text:p>
      <text:p text:style-name="P38">"logLevel":"INFO",</text:p>
      <text:p text:style-name="P38">"logFile":"/var/tmp/rpd_[[now]].log",</text:p>
      <text:p text:style-name="P38">"host":"localhost",</text:p>
      <text:p text:style-name="P38">"open_port":8080,</text:p>
      <text:p text:style-name="P38">"secure_port":8443,</text:p>
      <text:p text:style-name="P38">"crt_file": "[[dir_project]]/.key/rpd.crt",</text:p>
      <text:p text:style-name="P38">"key_file": "[[dir_project]]/.key/rpd.key",</text:p>
      <text:p text:style-name="P38">"web_root": "[[dir_project]]/src/web",</text:p>
      <text:p text:style-name="P38">"data_dir": "[[dir_project]]/data"</text:p>
      <text:p text:style-name="P38">}</text:p>
      <text:p text:style-name="P38"/>
      <text:p text:style-name="P40">ha most meghívjuk a programot<text:line-break/><text:span text:style-name="T17">./</text:span><text:span text:style-name="T18">rpd_server.sh</text:span><text:span text:style-name="T17"> –</text:span><text:span text:style-name="T16">configFile </text:span><text:span text:style-name="T17">–logLevel /</text:span><text:span text:style-name="T42">var</text:span><text:span text:style-name="T17">/tmp/log[[now]].log –configFile </text:span><text:span text:style-name="T16">my_config.json –data_dir “[[dir_project]]/data2”</text:span></text:p>
      <text:p text:style-name="P41"><text:span text:style-name="T26">akkor a command line data dir fog érvényesülni.</text:span></text:p>
      <text:h text:style-name="Heading_20_1" text:outline-level="1"><text:soft-page-break/>Használat</text:h>
      <text:h text:style-name="P75" text:outline-level="2">Szerver oldal</text:h>
      <text:p text:style-name="P65">Alapjában véve a <text:span text:style-name="T4">./bin </text:span><text:span text:style-name="T12">mappában vannak a futtatható fájlok, ott van egy </text:span><text:span text:style-name="T4">server </text:span><text:span text:style-name="T12">és egy </text:span><text:span text:style-name="T4">tools</text:span></text:p>
      <text:p text:style-name="P52">A <text:span text:style-name="T4">szerver</text:span> mappában vannak a szerverhez kellő dolgok, a <text:span text:style-name="T4">tools </text:span>mappában a fejlesztéshez szükséges toolok.</text:p>
      <text:h text:style-name="Heading_20_3" text:outline-level="3">./<text:span text:style-name="T46">bin/szerver/rpd_server.sh</text:span></text:h>
      <text:p text:style-name="P66">Ez a szerver indító script-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3-31T14:20:15.261445502</dc:date>
    <meta:editing-duration>PT6H43M55S</meta:editing-duration>
    <meta:editing-cycles>78</meta:editing-cycles>
    <meta:document-statistic meta:table-count="4" meta:image-count="0" meta:object-count="0" meta:page-count="8" meta:paragraph-count="259" meta:word-count="1234" meta:character-count="9829" meta:non-whitespace-character-count="8884"/>
  </office:meta>
</office:document-meta>
</file>